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8.14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evaluation_20250813_13050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3:03:28</text:p>
          </table:table-cell>
          <table:table-cell table:style-name="ce2"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508" calcext:value-type="float">
            <text:p>0.3508</text:p>
          </table:table-cell>
          <table:table-cell table:style-name="ce2" office:value-type="float" office:value="18.0143" calcext:value-type="float">
            <text:p>18.0143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6374" calcext:value-type="float">
            <text:p>0.63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03:4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542" calcext:value-type="float">
            <text:p>0.3542</text:p>
          </table:table-cell>
          <table:table-cell office:value-type="float" office:value="17.5116" calcext:value-type="float">
            <text:p>17.511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6298" calcext:value-type="float">
            <text:p>0.62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03:5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17.531" calcext:value-type="float">
            <text:p>17.531</text:p>
          </table:table-cell>
          <table:table-cell office:value-type="float" office:value="0.9522" calcext:value-type="float">
            <text:p>0.9522</text:p>
          </table:table-cell>
          <table:table-cell table:style-name="ce2" office:value-type="float" office:value="0.625" calcext:value-type="float">
            <text:p>0.6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04:1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245" calcext:value-type="float">
            <text:p>0.3245</text:p>
          </table:table-cell>
          <table:table-cell office:value-type="float" office:value="17.6266" calcext:value-type="float">
            <text:p>17.626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614" calcext:value-type="float">
            <text:p>0.66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04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449" calcext:value-type="float">
            <text:p>0.3449</text:p>
          </table:table-cell>
          <table:table-cell office:value-type="float" office:value="17.8638" calcext:value-type="float">
            <text:p>17.863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438" calcext:value-type="float">
            <text:p>0.64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04:3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315" calcext:value-type="float">
            <text:p>0.3315</text:p>
          </table:table-cell>
          <table:table-cell office:value-type="float" office:value="17.8354" calcext:value-type="float">
            <text:p>17.835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651" calcext:value-type="float">
            <text:p>0.6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3:10:48.169468370</dc:date>
    <meta:editing-duration>PT5M37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